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1965in"/>
    </style:style>
    <style:style style:name="P2" style:parent-style-name="Textbody" style:list-style-name="LFO1" style:family="paragraph">
      <style:paragraph-properties fo:margin-bottom="0in"/>
    </style:style>
    <style:style style:name="P3" style:parent-style-name="Textbody" style:list-style-name="LFO1" style:family="paragraph">
      <style:paragraph-properties fo:margin-bottom="0in"/>
    </style:style>
    <style:style style:name="P4" style:parent-style-name="Textbody" style:list-style-name="LFO1" style:family="paragraph"/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/>
    </style:style>
    <style:style style:name="P14" style:parent-style-name="Standard" style:family="paragraph">
      <style:text-properties fo:font-weight="bold" style:font-weight-asian="bold"/>
    </style:style>
    <style:style style:name="P15" style:parent-style-name="Standard" style:family="paragraph">
      <style:text-properties fo:font-weight="bold" style:font-weight-asian="bold"/>
    </style:style>
    <style:style style:name="P16" style:parent-style-name="Standard" style:family="paragraph">
      <style:text-properties fo:font-weight="bold" style:font-weight-asian="bold"/>
    </style:style>
    <style:style style:name="P17" style:parent-style-name="Standard" style:family="paragraph">
      <style:text-properties fo:font-weight="bold" style:font-weight-asian="bold"/>
    </style:style>
    <style:style style:name="P18" style:parent-style-name="Standard" style:family="paragraph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/>
    </style:style>
    <style:style style:name="P21" style:parent-style-name="Standard" style:family="paragraph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StrongEmphasis">5% - Assignment 02: Proposal for Final Website</text:span><text:s/><text:line-break/>Students must submit a well-structured proposal for their final project, containing:</text:p>
      <text:list text:style-name="LFO1" text:continue-numbering="true">
        <text:list-item>
          <text:p text:style-name="P2">One 500 - 750 word essay (2-3 pages double spaced) using MLA citation format</text:p>
        </text:list-item>
        <text:list-item>
          <text:p text:style-name="P3">Thumbnail sketches of their proposed site in jpeg or png format</text:p>
        </text:list-item>
        <text:list-item>
          <text:p text:style-name="P4">A moodboard with proposed<text:s/>site layout, typography, color scheme, and image samples</text:p>
        </text:list-item>
      </text:list>
      <text:p text:style-name="P5">Thumbnail sketches</text:p>
      <text:p text:style-name="P6"/>
      <text:p text:style-name="P7"/>
      <text:p text:style-name="P8">Moodboard</text:p>
      <text:p text:style-name="P9"/>
      <text:p text:style-name="P10"/>
      <text:p text:style-name="P11">Summary</text:p>
      <text:p text:style-name="P12"/>
      <text:p text:style-name="Standard">The final<text:s/>website<text:s/>is a simple<text:s/>interactive story media. The website displays a rendered p5 canvas, which is setup in the middle center of the website.<text:s/>It will use<text:s/>Node.js for server-side functions to handle user input<text:s/>(strings or Booleans)<text:s/>in a form,<text:s/>which will influence the story of the game<text:s/>in a canvas in the middle of the website.</text:p>
      <text:p text:style-name="Standard"/>
      <text:p text:style-name="Standard">The features of the website are:<text:s/>flex boxed<text:s/>elements, CSS components, Node.js server-side for handling the form,<text:s/>and<text:s/>a<text:s/>P5.js canvas.</text:p>
      <text:p text:style-name="Standard"/>
      <text:p text:style-name="Standard">The website’s theme is situated<text:s/>in the context of postmodernist<text:s/>video games; it is experimental and it uses meta-thinking (breaking the fourth wall) to push its agenda.</text:p>
      <text:p text:style-name="Standard"/>
      <text:p text:style-name="P13">Technical Specifics</text:p>
      <text:p text:style-name="P14"/>
      <text:p text:style-name="Standard">The specifics of the website<text:s/>are<text:s/>that it is a static, single page. Some of the pages in the website are actually the display of the playable character’s inventory and choices journal. It is an RPG.</text:p>
      <text:p text:style-name="Standard"/>
      <text:p text:style-name="Standard">May or may not use different libraries than p5.js (three.js).</text:p>
      <text:p text:style-name="Standard"/>
      <text:p text:style-name="P15">Concept</text:p>
      <text:p text:style-name="P16"/>
      <text:p text:style-name="Standard">The story is about self-control and the<text:s/>popular Internet NoFap Movement<text:s/>culture. The quest is that<text:s/>the player,<text:s/>the guardian angel of<text:s/>a recently married working man,<text:s/>must rescue the man’s marriage<text:s/>AND career by helping him write a good manifesto.</text:p>
      <text:p text:style-name="Standard"/>
      <text:p text:style-name="Standard">The player is an independent<text:s/>politician<text:s/>working on a manifesto on sexual assault. The player chooses what to write in the manifesto.</text:p>
      <text:p text:style-name="Standard"/>
      <text:p text:style-name="Standard">// Research on<text:s/>NoFap Internet movement culture… Sexual assault victims on campus… community awareness project?<text:s/>Epstein?</text:p>
      <text:p text:style-name="Standard"/>
      <text:p text:style-name="Standard">// Relation with .NET art and class readings?<text:s/></text:p>
      <text:p text:style-name="Standard"/>
      <text:p text:style-name="Standard">Network culture and its<text:s/>impact on user behaviours?</text:p>
      <text:p text:style-name="Standard"/>
      <text:soft-page-break/>
      <text:p text:style-name="P17">Story</text:p>
      <text:p text:style-name="P18"/>
      <text:p text:style-name="Standard">The story is set in a different timeline of Earth, where the Internet successfully turned into an artistic production facility.<text:s/></text:p>
      <text:p text:style-name="Standard"/>
      <text:p text:style-name="Standard">The player is paid by the online activist community that reads<text:s/>the player’s blog which contains<text:s/>his manifesto.</text:p>
      <text:p text:style-name="Standard"/>
      <text:p text:style-name="Standard">Some enemy activists will try to torment the player with alternate choices and bribe him to change the manifesto.</text:p>
      <text:p text:style-name="Standard"/>
      <text:p text:style-name="Standard">The user targeted<text:s/>are the students at Concordia University.<text:s/>The website focuses on the integration of learned class materials.</text:p>
      <text:p text:style-name="Standard"/>
      <text:p text:style-name="P19">Put this proposal on the personal website.</text:p>
      <text:p text:style-name="Standard"/>
      <text:p text:style-name="P20">User Experience / UI</text:p>
      <text:p text:style-name="P21">--Maybe not.</text:p>
      <text:p text:style-name="Standard">I will try to get some testers for the demo of the website and get feedback using a questionnaire?</text:p>
      <text:p text:style-name="Standard"/>
      <text:p text:style-name="P22">Internally</text:p>
      <text:p text:style-name="P23"/>
      <text:p text:style-name="Standard">I will try to learn TDD for this assignment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10-11T13:39:00Z</meta:creation-date>
    <dc:date>2019-10-17T16:42:00Z</dc:date>
    <meta:template xlink:href="Normal.dotm" xlink:type="simple"/>
    <meta:editing-cycles>38</meta:editing-cycles>
    <meta:editing-duration>PT5760S</meta:editing-duration>
    <meta:document-statistic meta:page-count="2" meta:paragraph-count="5" meta:word-count="397" meta:character-count="2656" meta:row-count="18" meta:non-whitespace-character-count="2264"/>
  </office:meta>
</office:document-meta>
</file>